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mpresas" table:style-name="ta1">
        <table:table-column table:style-name="co1" table:number-columns-repeated="16" table:default-cell-style-name="Default"/>
        <table:table-row table:style-name="ro1">
          <table:table-cell office:value-type="string" ns42:value-type="string">
            <text:p>ID EMPRESA</text:p>
          </table:table-cell>
          <table:table-cell office:value-type="string" ns42:value-type="string">
            <text:p>NOMBRE EMPRESA</text:p>
          </table:table-cell>
          <table:table-cell office:value-type="string" ns42:value-type="string">
            <text:p>ESTADO EMPRESA</text:p>
          </table:table-cell>
          <table:table-cell office:value-type="string" ns42:value-type="string">
            <text:p>OBSERVACIONES</text:p>
          </table:table-cell>
          <table:table-cell office:value-type="string" ns42:value-type="string">
            <text:p>WEB</text:p>
          </table:table-cell>
          <table:table-cell office:value-type="string" ns42:value-type="string">
            <text:p>LOCALIDAD</text:p>
          </table:table-cell>
          <table:table-cell office:value-type="string" ns42:value-type="string">
            <text:p>CORREO EMPRESA</text:p>
          </table:table-cell>
          <table:table-cell office:value-type="string" ns42:value-type="string">
            <text:p>TFNO EMPRESA</text:p>
          </table:table-cell>
          <table:table-cell office:value-type="string" ns42:value-type="string">
            <text:p>EXTENSIÓN TFNO</text:p>
          </table:table-cell>
          <table:table-cell office:value-type="string" ns42:value-type="string">
            <text:p>CONTACTO</text:p>
          </table:table-cell>
          <table:table-cell office:value-type="string" ns42:value-type="string">
            <text:p>CORREO CONTACTO</text:p>
          </table:table-cell>
          <table:table-cell office:value-type="string" ns42:value-type="string">
            <text:p>TFNO CONTACTO</text:p>
          </table:table-cell>
          <table:table-cell office:value-type="string" ns42:value-type="string">
            <text:p>TECNOLOGÍAS</text:p>
          </table:table-cell>
          <table:table-cell office:value-type="string" ns42:value-type="string">
            <text:p>RÉGIMEN</text:p>
          </table:table-cell>
          <table:table-cell office:value-type="string" ns42:value-type="string">
            <text:p>PROFESOR</text:p>
          </table:table-cell>
          <table:table-cell office:value-type="string" ns42:value-type="string">
            <text:p>DESCRIPCION</text:p>
          </table:table-cell>
        </table:table-row>
        <table:table-row>
          <table:table-cell>
            <text:p>1</text:p>
          </table:table-cell>
          <table:table-cell>
            <text:p>TECHSUR CANARIAS S.L.</text:p>
          </table:table-cell>
          <table:table-cell>
            <text:p>Colabora</text:p>
          </table:table-cell>
          <table:table-cell>
            <text:p>Muy buena disposición con los alumnos</text:p>
          </table:table-cell>
          <table:table-cell>
            <text:p>https://techsur.es</text:p>
          </table:table-cell>
          <table:table-cell>
            <text:p>Santa Cruz de Tenerife</text:p>
          </table:table-cell>
          <table:table-cell>
            <text:p>info@techsur.es</text:p>
          </table:table-cell>
          <table:table-cell>
            <text:p>922100001</text:p>
          </table:table-cell>
          <table:table-cell>
            <text:p>123</text:p>
          </table:table-cell>
          <table:table-cell>
            <text:p>Carlos Mendoza</text:p>
          </table:table-cell>
          <table:table-cell>
            <text:p>c.mendoza@techsur.es</text:p>
          </table:table-cell>
          <table:table-cell>
            <text:p>922100002</text:p>
          </table:table-cell>
          <table:table-cell>
            <text:p>Python, Django, PostgreSQL</text:p>
          </table:table-cell>
          <table:table-cell>
            <text:p>Híbrido</text:p>
          </table:table-cell>
          <table:table-cell>
            <text:p>Ana García</text:p>
          </table:table-cell>
          <table:table-cell>
            <text:p>Empresa de desarrollo web y APIs REST con sede en Santa Cruz</text:p>
          </table:table-cell>
        </table:table-row>
        <table:table-row>
          <table:table-cell>
            <text:p>2</text:p>
          </table:table-cell>
          <table:table-cell>
            <text:p>Islas Digital S.L.</text:p>
          </table:table-cell>
          <table:table-cell>
            <text:p>Colabora</text:p>
          </table:table-cell>
          <table:table-cell>
            <text:p>Acogen alumnos de DAW y DAM</text:p>
          </table:table-cell>
          <table:table-cell>
            <text:p>https://islasdigital.com</text:p>
          </table:table-cell>
          <table:table-cell>
            <text:p>La Laguna</text:p>
          </table:table-cell>
          <table:table-cell>
            <text:p>hola@islasdigital.com</text:p>
          </table:table-cell>
          <table:table-cell>
            <text:p>922200010</text:p>
          </table:table-cell>
          <table:table-cell/>
          <table:table-cell>
            <text:p>Marta Reyes</text:p>
          </table:table-cell>
          <table:table-cell>
            <text:p>m.reyes@islasdigital.com</text:p>
          </table:table-cell>
          <table:table-cell>
            <text:p>922200011</text:p>
          </table:table-cell>
          <table:table-cell>
            <text:p>React, Node.js, MongoDB</text:p>
          </table:table-cell>
          <table:table-cell>
            <text:p>En remoto</text:p>
          </table:table-cell>
          <table:table-cell>
            <text:p>Pedro Martín</text:p>
          </table:table-cell>
          <table:table-cell>
            <text:p>Startup de productos SaaS para pymes canarias</text:p>
          </table:table-cell>
        </table:table-row>
        <table:table-row>
          <table:table-cell>
            <text:p>3</text:p>
          </table:table-cell>
          <table:table-cell>
            <text:p>Volcán Software S.L.</text:p>
          </table:table-cell>
          <table:table-cell>
            <text:p>Colabora</text:p>
          </table:table-cell>
          <table:table-cell>
            <text:p>Contactar en septiembre</text:p>
          </table:table-cell>
          <table:table-cell>
            <text:p>https://volcan.software</text:p>
          </table:table-cell>
          <table:table-cell>
            <text:p>Arona</text:p>
          </table:table-cell>
          <table:table-cell>
            <text:p>contacto@volcan.software</text:p>
          </table:table-cell>
          <table:table-cell>
            <text:p>922300020</text:p>
          </table:table-cell>
          <table:table-cell>
            <text:p>105</text:p>
          </table:table-cell>
          <table:table-cell>
            <text:p>Diego Fuentes</text:p>
          </table:table-cell>
          <table:table-cell>
            <text:p>d.fuentes@volcan.software</text:p>
          </table:table-cell>
          <table:table-cell>
            <text:p>922300021</text:p>
          </table:table-cell>
          <table:table-cell>
            <text:p>Java, Spring Boot, Angular</text:p>
          </table:table-cell>
          <table:table-cell>
            <text:p>Presencial</text:p>
          </table:table-cell>
          <table:table-cell>
            <text:p>Laura Sánchez</text:p>
          </table:table-cell>
          <table:table-cell>
            <text:p>Desarrollo de software a medida para sector turístico</text:p>
          </table:table-cell>
        </table:table-row>
        <table:table-row>
          <table:table-cell>
            <text:p>4</text:p>
          </table:table-cell>
          <table:table-cell>
            <text:p>Macaronesia Systems S.L.</text:p>
          </table:table-cell>
          <table:table-cell>
            <text:p>Pendiente de respuesta</text:p>
          </table:table-cell>
          <table:table-cell>
            <text:p>Enviado email en febrero, sin respuesta aún</text:p>
          </table:table-cell>
          <table:table-cell>
            <text:p>https://macaronesia.sys</text:p>
          </table:table-cell>
          <table:table-cell>
            <text:p>Puerto de la Cruz</text:p>
          </table:table-cell>
          <table:table-cell>
            <text:p>info@macaronesia.sys</text:p>
          </table:table-cell>
          <table:table-cell>
            <text:p>922400030</text:p>
          </table:table-cell>
          <table:table-cell/>
          <table:table-cell/>
          <table:table-cell/>
          <table:table-cell/>
          <table:table-cell>
            <text:p>PHP, Laravel, MySQL</text:p>
          </table:table-cell>
          <table:table-cell>
            <text:p>Presencial</text:p>
          </table:table-cell>
          <table:table-cell>
            <text:p>Miguel Torres</text:p>
          </table:table-cell>
          <table:table-cell>
            <text:p>Sistemas de gestión hotelera y turística</text:p>
          </table:table-cell>
        </table:table-row>
        <table:table-row>
          <table:table-cell>
            <text:p>5</text:p>
          </table:table-cell>
          <table:table-cell>
            <text:p>Atlántico Tech S.L.</text:p>
          </table:table-cell>
          <table:table-cell>
            <text:p>Colabora</text:p>
          </table:table-cell>
          <table:table-cell>
            <text:p>Empresa muy comprometida con la FP</text:p>
          </table:table-cell>
          <table:table-cell>
            <text:p>https://atlanticotech.es</text:p>
          </table:table-cell>
          <table:table-cell>
            <text:p>Santa Cruz de Tenerife</text:p>
          </table:table-cell>
          <table:table-cell>
            <text:p>rrhh@atlanticotech.es</text:p>
          </table:table-cell>
          <table:table-cell>
            <text:p>922500040</text:p>
          </table:table-cell>
          <table:table-cell>
            <text:p>201</text:p>
          </table:table-cell>
          <table:table-cell>
            <text:p>Patricia Vega</text:p>
          </table:table-cell>
          <table:table-cell>
            <text:p>p.vega@atlanticotech.es</text:p>
          </table:table-cell>
          <table:table-cell>
            <text:p>922500041</text:p>
          </table:table-cell>
          <table:table-cell>
            <text:p>Python, Machine Learning, FastAPI</text:p>
          </table:table-cell>
          <table:table-cell>
            <text:p>Híbrido</text:p>
          </table:table-cell>
          <table:table-cell>
            <text:p>Carmen López</text:p>
          </table:table-cell>
          <table:table-cell>
            <text:p>Consultoría tecnológica e inteligencia artificial</text:p>
          </table:table-cell>
        </table:table-row>
        <table:table-row>
          <table:table-cell>
            <text:p>6</text:p>
          </table:table-cell>
          <table:table-cell>
            <text:p>Teide Informática S.L.</text:p>
          </table:table-cell>
          <table:table-cell>
            <text:p>Pendiente de respuesta</text:p>
          </table:table-cell>
          <table:table-cell>
            <text:p>Buen trato pero no tienen plazas este curso</text:p>
          </table:table-cell>
          <table:table-cell>
            <text:p>https://teideinformatica.es</text:p>
          </table:table-cell>
          <table:table-cell>
            <text:p>La Orotava</text:p>
          </table:table-cell>
          <table:table-cell>
            <text:p>teide@teideinformatica.es</text:p>
          </table:table-cell>
          <table:table-cell>
            <text:p>922600050</text:p>
          </table:table-cell>
          <table:table-cell/>
          <table:table-cell>
            <text:p>Andrés Delgado</text:p>
          </table:table-cell>
          <table:table-cell>
            <text:p>a.delgado@teideinformatica.es</text:p>
          </table:table-cell>
          <table:table-cell>
            <text:p>922600051</text:p>
          </table:table-cell>
          <table:table-cell>
            <text:p>Windows Server, Redes, VMware</text:p>
          </table:table-cell>
          <table:table-cell>
            <text:p>Presencial</text:p>
          </table:table-cell>
          <table:table-cell>
            <text:p>Javier Rodríguez</text:p>
          </table:table-cell>
          <table:table-cell>
            <text:p>Mantenimiento y soporte IT para empresas locales</text:p>
          </table:table-cell>
        </table:table-row>
        <table:table-row>
          <table:table-cell>
            <text:p>7</text:p>
          </table:table-cell>
          <table:table-cell>
            <text:p>Canary Cloud Solutions S.L.</text:p>
          </table:table-cell>
          <table:table-cell>
            <text:p>Empresa potencial (solicita información)</text:p>
          </table:table-cell>
          <table:table-cell>
            <text:p>Interesados en DAM preferentemente</text:p>
          </table:table-cell>
          <table:table-cell>
            <text:p>https://canarycloud.io</text:p>
          </table:table-cell>
          <table:table-cell>
            <text:p>Santa Cruz de Tenerife</text:p>
          </table:table-cell>
          <table:table-cell>
            <text:p>hello@canarycloud.io</text:p>
          </table:table-cell>
          <table:table-cell>
            <text:p>922700060</text:p>
          </table:table-cell>
          <table:table-cell/>
          <table:table-cell>
            <text:p>Lucía Borges</text:p>
          </table:table-cell>
          <table:table-cell>
            <text:p>l.borges@canarycloud.io</text:p>
          </table:table-cell>
          <table:table-cell>
            <text:p>922700061</text:p>
          </table:table-cell>
          <table:table-cell>
            <text:p>AWS, Docker, Kubernetes, Terraform</text:p>
          </table:table-cell>
          <table:table-cell>
            <text:p>En remoto</text:p>
          </table:table-cell>
          <table:table-cell>
            <text:p>Elena Fernández</text:p>
          </table:table-cell>
          <table:table-cell>
            <text:p>Infraestructura cloud y DevOps para empresas medianas</text:p>
          </table:table-cell>
        </table:table-row>
        <table:table-row>
          <table:table-cell>
            <text:p>8</text:p>
          </table:table-cell>
          <table:table-cell>
            <text:p>Drago Digital S.L.</text:p>
          </table:table-cell>
          <table:table-cell>
            <text:p>Colabora</text:p>
          </table:table-cell>
          <table:table-cell/>
          <table:table-cell>
            <text:p>https://dragodigital.com</text:p>
          </table:table-cell>
          <table:table-cell>
            <text:p>Tacoronte</text:p>
          </table:table-cell>
          <table:table-cell>
            <text:p>info@dragodigital.com</text:p>
          </table:table-cell>
          <table:table-cell>
            <text:p>922800070</text:p>
          </table:table-cell>
          <table:table-cell/>
          <table:table-cell>
            <text:p>Sofía Acosta</text:p>
          </table:table-cell>
          <table:table-cell>
            <text:p>s.acosta@dragodigital.com</text:p>
          </table:table-cell>
          <table:table-cell>
            <text:p>922800071</text:p>
          </table:table-cell>
          <table:table-cell>
            <text:p>Shopify, WooCommerce, SEO</text:p>
          </table:table-cell>
          <table:table-cell>
            <text:p>Presencial</text:p>
          </table:table-cell>
          <table:table-cell>
            <text:p>Roberto Díaz</text:p>
          </table:table-cell>
          <table:table-cell>
            <text:p>Agencia de marketing digital y comercio electrónico</text:p>
          </table:table-cell>
        </table:table-row>
        <table:table-row>
          <table:table-cell>
            <text:p>9</text:p>
          </table:table-cell>
          <table:table-cell>
            <text:p>Taoro Tecnología S.L.</text:p>
          </table:table-cell>
          <table:table-cell>
            <text:p>Sin respuesta</text:p>
          </table:table-cell>
          <table:table-cell>
            <text:p>Dos emails enviados sin contestación</text:p>
          </table:table-cell>
          <table:table-cell>
            <text:p>https://taorotech.es</text:p>
          </table:table-cell>
          <table:table-cell>
            <text:p>Los Realejos</text:p>
          </table:table-cell>
          <table:table-cell>
            <text:p>contacto@taorotech.es</text:p>
          </table:table-cell>
          <table:table-cell>
            <text:p>922900080</text:p>
          </table:table-cell>
          <table:table-cell/>
          <table:table-cell/>
          <table:table-cell/>
          <table:table-cell/>
          <table:table-cell>
            <text:p>C#, .NET, SQL Server</text:p>
          </table:table-cell>
          <table:table-cell>
            <text:p>Presencial</text:p>
          </table:table-cell>
          <table:table-cell>
            <text:p>Isabel Moreno</text:p>
          </table:table-cell>
          <table:table-cell>
            <text:p>Desarrollo de software ERP para el sector agrícola</text:p>
          </table:table-cell>
        </table:table-row>
        <table:table-row>
          <table:table-cell>
            <text:p>10</text:p>
          </table:table-cell>
          <table:table-cell>
            <text:p>Guanche Systems S.L.</text:p>
          </table:table-cell>
          <table:table-cell>
            <text:p>Colabora</text:p>
          </table:table-cell>
          <table:table-cell>
            <text:p>Excelente feedback de los alumnos</text:p>
          </table:table-cell>
          <table:table-cell>
            <text:p>https://guanchesystems.com</text:p>
          </table:table-cell>
          <table:table-cell>
            <text:p>San Cristóbal de La Laguna</text:p>
          </table:table-cell>
          <table:table-cell>
            <text:p>sistemas@guanchesystems.com</text:p>
          </table:table-cell>
          <table:table-cell>
            <text:p>922010090</text:p>
          </table:table-cell>
          <table:table-cell/>
          <table:table-cell>
            <text:p>Héctor Navarro</text:p>
          </table:table-cell>
          <table:table-cell>
            <text:p>h.navarro@guanchesystems.com</text:p>
          </table:table-cell>
          <table:table-cell>
            <text:p>922010091</text:p>
          </table:table-cell>
          <table:table-cell>
            <text:p>Linux, Python, Bash, Ansible</text:p>
          </table:table-cell>
          <table:table-cell>
            <text:p>Híbrido</text:p>
          </table:table-cell>
          <table:table-cell>
            <text:p>Francisco Jiménez</text:p>
          </table:table-cell>
          <table:table-cell>
            <text:p>Administración de sistemas y ciberseguridad</text:p>
          </table:table-cell>
        </table:table-row>
        <table:table-row>
          <table:table-cell>
            <text:p>11</text:p>
          </table:table-cell>
          <table:table-cell>
            <text:p>BitIsland S.L.</text:p>
          </table:table-cell>
          <table:table-cell>
            <text:p>Empresa nueva</text:p>
          </table:table-cell>
          <table:table-cell>
            <text:p>Empresa creada hace 6 meses, sector fintech</text:p>
          </table:table-cell>
          <table:table-cell>
            <text:p>https://bitisland.es</text:p>
          </table:table-cell>
          <table:table-cell>
            <text:p>Santa Cruz de Tenerife</text:p>
          </table:table-cell>
          <table:table-cell>
            <text:p>team@bitisland.es</text:p>
          </table:table-cell>
          <table:table-cell>
            <text:p>922011100</text:p>
          </table:table-cell>
          <table:table-cell/>
          <table:table-cell>
            <text:p>Irene Castro</text:p>
          </table:table-cell>
          <table:table-cell>
            <text:p>i.castro@bitisland.es</text:p>
          </table:table-cell>
          <table:table-cell>
            <text:p>922011101</text:p>
          </table:table-cell>
          <table:table-cell>
            <text:p>Kotlin, Swift, Flutter</text:p>
          </table:table-cell>
          <table:table-cell>
            <text:p>En remoto</text:p>
          </table:table-cell>
          <table:table-cell>
            <text:p>María Ruiz</text:p>
          </table:table-cell>
          <table:table-cell>
            <text:p>Aplicaciones móviles para banca y finanzas</text:p>
          </table:table-cell>
        </table:table-row>
        <table:table-row>
          <table:table-cell>
            <text:p>12</text:p>
          </table:table-cell>
          <table:table-cell>
            <text:p>NubeTech Tenerife S.L.</text:p>
          </table:table-cell>
          <table:table-cell>
            <text:p>Colabora</text:p>
          </table:table-cell>
          <table:table-cell/>
          <table:table-cell>
            <text:p>https://nubetech.es</text:p>
          </table:table-cell>
          <table:table-cell>
            <text:p>Güímar</text:p>
          </table:table-cell>
          <table:table-cell>
            <text:p>nube@nubetech.es</text:p>
          </table:table-cell>
          <table:table-cell>
            <text:p>922012110</text:p>
          </table:table-cell>
          <table:table-cell>
            <text:p>300</text:p>
          </table:table-cell>
          <table:table-cell>
            <text:p>Omar Santana</text:p>
          </table:table-cell>
          <table:table-cell>
            <text:p>o.santana@nubetech.es</text:p>
          </table:table-cell>
          <table:table-cell>
            <text:p>922012111</text:p>
          </table:table-cell>
          <table:table-cell>
            <text:p>Google Cloud, BigQuery, Python</text:p>
          </table:table-cell>
          <table:table-cell>
            <text:p>Híbrido</text:p>
          </table:table-cell>
          <table:table-cell>
            <text:p>Daniel Hernández</text:p>
          </table:table-cell>
          <table:table-cell>
            <text:p>Análisis de datos y business intelligence en la nube</text:p>
          </table:table-cell>
        </table:table-row>
        <table:table-row>
          <table:table-cell>
            <text:p>13</text:p>
          </table:table-cell>
          <table:table-cell>
            <text:p>SurCode S.L.</text:p>
          </table:table-cell>
          <table:table-cell>
            <text:p>No interesada</text:p>
          </table:table-cell>
          <table:table-cell>
            <text:p>No tienen capacidad para tutorizar alumnos</text:p>
          </table:table-cell>
          <table:table-cell>
            <text:p>https://surcode.dev</text:p>
          </table:table-cell>
          <table:table-cell>
            <text:p>Arona</text:p>
          </table:table-cell>
          <table:table-cell>
            <text:p>info@surcode.dev</text:p>
          </table:table-cell>
          <table:table-cell>
            <text:p>922013120</text:p>
          </table:table-cell>
          <table:table-cell/>
          <table:table-cell>
            <text:p>Verónica Ojeda</text:p>
          </table:table-cell>
          <table:table-cell>
            <text:p>v.ojeda@surcode.dev</text:p>
          </table:table-cell>
          <table:table-cell>
            <text:p>922013121</text:p>
          </table:table-cell>
          <table:table-cell>
            <text:p>Vue.js, Nuxt, TypeScript</text:p>
          </table:table-cell>
          <table:table-cell>
            <text:p>En remoto</text:p>
          </table:table-cell>
          <table:table-cell>
            <text:p>Patricia González</text:p>
          </table:table-cell>
          <table:table-cell>
            <text:p>Desarrollo frontend para startups</text:p>
          </table:table-cell>
        </table:table-row>
        <table:table-row>
          <table:table-cell>
            <text:p>14</text:p>
          </table:table-cell>
          <table:table-cell>
            <text:p>Océano Digital S.L.</text:p>
          </table:table-cell>
          <table:table-cell>
            <text:p>Colabora</text:p>
          </table:table-cell>
          <table:table-cell>
            <text:p>Muy activos en jornadas del centro</text:p>
          </table:table-cell>
          <table:table-cell>
            <text:p>https://oceanodigital.es</text:p>
          </table:table-cell>
          <table:table-cell>
            <text:p>Candelaria</text:p>
          </table:table-cell>
          <table:table-cell>
            <text:p>contacto@oceanodigital.es</text:p>
          </table:table-cell>
          <table:table-cell>
            <text:p>922014130</text:p>
          </table:table-cell>
          <table:table-cell/>
          <table:table-cell>
            <text:p>Luis Medina</text:p>
          </table:table-cell>
          <table:table-cell>
            <text:p>l.medina@oceanodigital.es</text:p>
          </table:table-cell>
          <table:table-cell>
            <text:p>922014131</text:p>
          </table:table-cell>
          <table:table-cell>
            <text:p>WordPress, PHP, JavaScript</text:p>
          </table:table-cell>
          <table:table-cell>
            <text:p>Presencial</text:p>
          </table:table-cell>
          <table:table-cell>
            <text:p>Ana García</text:p>
          </table:table-cell>
          <table:table-cell>
            <text:p>Diseño y desarrollo de páginas web para turismo rural</text:p>
          </table:table-cell>
        </table:table-row>
        <table:table-row>
          <table:table-cell>
            <text:p>15</text:p>
          </table:table-cell>
          <table:table-cell>
            <text:p>Palmera Software S.L.</text:p>
          </table:table-cell>
          <table:table-cell>
            <text:p>Colabora</text:p>
          </table:table-cell>
          <table:table-cell>
            <text:p>Quieren esperar al próximo curso</text:p>
          </table:table-cell>
          <table:table-cell>
            <text:p>https://palmerasoftware.com</text:p>
          </table:table-cell>
          <table:table-cell>
            <text:p>Gran Canaria</text:p>
          </table:table-cell>
          <table:table-cell>
            <text:p>rrhh@palmerasoftware.com</text:p>
          </table:table-cell>
          <table:table-cell>
            <text:p>928015140</text:p>
          </table:table-cell>
          <table:table-cell/>
          <table:table-cell>
            <text:p>Cristina Álvarez</text:p>
          </table:table-cell>
          <table:table-cell>
            <text:p>c.alvarez@palmerasoftware.com</text:p>
          </table:table-cell>
          <table:table-cell>
            <text:p>928015141</text:p>
          </table:table-cell>
          <table:table-cell>
            <text:p>Java, Microservices, Apache Kafka</text:p>
          </table:table-cell>
          <table:table-cell>
            <text:p>En remoto</text:p>
          </table:table-cell>
          <table:table-cell>
            <text:p>Pedro Martín</text:p>
          </table:table-cell>
          <table:table-cell>
            <text:p>Plataformas digitales para administración pública</text:p>
          </table:table-cell>
        </table:table-row>
        <table:table-row>
          <table:table-cell>
            <text:p>16</text:p>
          </table:table-cell>
          <table:table-cell>
            <text:p>Brisa Tecnológica S.L.</text:p>
          </table:table-cell>
          <table:table-cell>
            <text:p>Colabora</text:p>
          </table:table-cell>
          <table:table-cell/>
          <table:table-cell>
            <text:p>https://brisatech.es</text:p>
          </table:table-cell>
          <table:table-cell>
            <text:p>Icod de los Vinos</text:p>
          </table:table-cell>
          <table:table-cell>
            <text:p>brisa@brisatech.es</text:p>
          </table:table-cell>
          <table:table-cell>
            <text:p>922016150</text:p>
          </table:table-cell>
          <table:table-cell/>
          <table:table-cell>
            <text:p>Mario Espinosa</text:p>
          </table:table-cell>
          <table:table-cell>
            <text:p>m.espinosa@brisatech.es</text:p>
          </table:table-cell>
          <table:table-cell>
            <text:p>922016151</text:p>
          </table:table-cell>
          <table:table-cell>
            <text:p>React Native, Firebase, Node.js</text:p>
          </table:table-cell>
          <table:table-cell>
            <text:p>Híbrido</text:p>
          </table:table-cell>
          <table:table-cell>
            <text:p>Laura Sánchez</text:p>
          </table:table-cell>
          <table:table-cell>
            <text:p>Apps móviles y soluciones IoT para el hogar inteligente</text:p>
          </table:table-cell>
        </table:table-row>
        <table:table-row>
          <table:table-cell>
            <text:p>17</text:p>
          </table:table-cell>
          <table:table-cell>
            <text:p>Roque IT Solutions S.L.</text:p>
          </table:table-cell>
          <table:table-cell>
            <text:p>Sin respuesta</text:p>
          </table:table-cell>
          <table:table-cell/>
          <table:table-cell>
            <text:p>https://roqueit.com</text:p>
          </table:table-cell>
          <table:table-cell>
            <text:p>Granadilla de Abona</text:p>
          </table:table-cell>
          <table:table-cell>
            <text:p>hello@roqueit.com</text:p>
          </table:table-cell>
          <table:table-cell>
            <text:p>922017160</text:p>
          </table:table-cell>
          <table:table-cell/>
          <table:table-cell/>
          <table:table-cell/>
          <table:table-cell/>
          <table:table-cell>
            <text:p>Salesforce, Python, REST APIs</text:p>
          </table:table-cell>
          <table:table-cell>
            <text:p>Presencial</text:p>
          </table:table-cell>
          <table:table-cell>
            <text:p>Miguel Torres</text:p>
          </table:table-cell>
          <table:table-cell>
            <text:p>Implantación y personalización de CRM Salesforce</text:p>
          </table:table-cell>
        </table:table-row>
        <table:table-row>
          <table:table-cell>
            <text:p>18</text:p>
          </table:table-cell>
          <table:table-cell>
            <text:p>Timple Software S.L.</text:p>
          </table:table-cell>
          <table:table-cell>
            <text:p>Colabora</text:p>
          </table:table-cell>
          <table:table-cell>
            <text:p>Dos alumnos de DAM en prácticas este año</text:p>
          </table:table-cell>
          <table:table-cell>
            <text:p>https://timplesoftware.es</text:p>
          </table:table-cell>
          <table:table-cell>
            <text:p>La Laguna</text:p>
          </table:table-cell>
          <table:table-cell>
            <text:p>info@timplesoftware.es</text:p>
          </table:table-cell>
          <table:table-cell>
            <text:p>922018170</text:p>
          </table:table-cell>
          <table:table-cell>
            <text:p>10</text:p>
          </table:table-cell>
          <table:table-cell>
            <text:p>Rebeca Flores</text:p>
          </table:table-cell>
          <table:table-cell>
            <text:p>r.flores@timplesoftware.es</text:p>
          </table:table-cell>
          <table:table-cell>
            <text:p>922018171</text:p>
          </table:table-cell>
          <table:table-cell>
            <text:p>Python, Django REST, React</text:p>
          </table:table-cell>
          <table:table-cell>
            <text:p>Híbrido</text:p>
          </table:table-cell>
          <table:table-cell>
            <text:p>Carmen López</text:p>
          </table:table-cell>
          <table:table-cell>
            <text:p>Software de gestión para cooperativas agrícolas canarias</text:p>
          </table:table-cell>
        </table:table-row>
        <table:table-row>
          <table:table-cell>
            <text:p>19</text:p>
          </table:table-cell>
          <table:table-cell>
            <text:p>Calima Tech S.L.</text:p>
          </table:table-cell>
          <table:table-cell>
            <text:p>Descartada</text:p>
          </table:table-cell>
          <table:table-cell>
            <text:p>Malas referencias de otras empresas del sector</text:p>
          </table:table-cell>
          <table:table-cell>
            <text:p>https://calimatech.io</text:p>
          </table:table-cell>
          <table:table-cell>
            <text:p>Fuerteventura</text:p>
          </table:table-cell>
          <table:table-cell>
            <text:p>calima@calimatech.io</text:p>
          </table:table-cell>
          <table:table-cell>
            <text:p>928019180</text:p>
          </table:table-cell>
          <table:table-cell/>
          <table:table-cell>
            <text:p>Nicolás Guerra</text:p>
          </table:table-cell>
          <table:table-cell>
            <text:p>n.guerra@calimatech.io</text:p>
          </table:table-cell>
          <table:table-cell>
            <text:p>928019181</text:p>
          </table:table-cell>
          <table:table-cell>
            <text:p>Unity, C#, ARKit</text:p>
          </table:table-cell>
          <table:table-cell>
            <text:p>Presencial</text:p>
          </table:table-cell>
          <table:table-cell>
            <text:p>Javier Rodríguez</text:p>
          </table:table-cell>
          <table:table-cell>
            <text:p>Videojuegos y realidad aumentada para turismo</text:p>
          </table:table-cell>
        </table:table-row>
        <table:table-row>
          <table:table-cell>
            <text:p>20</text:p>
          </table:table-cell>
          <table:table-cell>
            <text:p>Alisio Solutions S.L.</text:p>
          </table:table-cell>
          <table:table-cell>
            <text:p>Colabora</text:p>
          </table:table-cell>
          <table:table-cell>
            <text:p>Centro de trabajo muy bien equipado</text:p>
          </table:table-cell>
          <table:table-cell>
            <text:p>https://alisiosolutions.com</text:p>
          </table:table-cell>
          <table:table-cell>
            <text:p>Santa Cruz de Tenerife</text:p>
          </table:table-cell>
          <table:table-cell>
            <text:p>alisio@alisiosolutions.com</text:p>
          </table:table-cell>
          <table:table-cell>
            <text:p>922020190</text:p>
          </table:table-cell>
          <table:table-cell/>
          <table:table-cell>
            <text:p>Natalia Domínguez</text:p>
          </table:table-cell>
          <table:table-cell>
            <text:p>n.dominguez@alisiosolutions.com</text:p>
          </table:table-cell>
          <table:table-cell>
            <text:p>922020191</text:p>
          </table:table-cell>
          <table:table-cell>
            <text:p>Cisco, Fortinet, Palo Alto, SIEM</text:p>
          </table:table-cell>
          <table:table-cell>
            <text:p>Presencial</text:p>
          </table:table-cell>
          <table:table-cell>
            <text:p>Elena Fernández</text:p>
          </table:table-cell>
          <table:table-cell>
            <text:p>Ciberseguridad y auditorías de seguridad para empresas</text:p>
          </table:table-cell>
        </table:table-row>
        <table:table-row>
          <table:table-cell>
            <text:p>21</text:p>
          </table:table-cell>
          <table:table-cell>
            <text:p>Pino Canario IT S.L.</text:p>
          </table:table-cell>
          <table:table-cell>
            <text:p>Empresa potencial (solicita información)</text:p>
          </table:table-cell>
          <table:table-cell>
            <text:p>Requieren alumnos con inglés B2</text:p>
          </table:table-cell>
          <table:table-cell>
            <text:p>https://pinocanarioit.es</text:p>
          </table:table-cell>
          <table:table-cell>
            <text:p>Tegueste</text:p>
          </table:table-cell>
          <table:table-cell>
            <text:p>it@pinocanarioit.es</text:p>
          </table:table-cell>
          <table:table-cell>
            <text:p>922021200</text:p>
          </table:table-cell>
          <table:table-cell/>
          <table:table-cell>
            <text:p>Álvaro Pérez</text:p>
          </table:table-cell>
          <table:table-cell>
            <text:p>a.perez@pinocanarioit.es</text:p>
          </table:table-cell>
          <table:table-cell>
            <text:p>922021201</text:p>
          </table:table-cell>
          <table:table-cell>
            <text:p>SAP, ABAP, SAP HANA</text:p>
          </table:table-cell>
          <table:table-cell>
            <text:p>Presencial</text:p>
          </table:table-cell>
          <table:table-cell>
            <text:p>Roberto Díaz</text:p>
          </table:table-cell>
          <table:table-cell>
            <text:p>Consultoría e implantación SAP para medianas empresas</text:p>
          </table:table-cell>
        </table:table-row>
        <table:table-row>
          <table:table-cell>
            <text:p>22</text:p>
          </table:table-cell>
          <table:table-cell>
            <text:p>Bordón Digital S.L.</text:p>
          </table:table-cell>
          <table:table-cell>
            <text:p>Colaboró anteriormente</text:p>
          </table:table-cell>
          <table:table-cell>
            <text:p>No tienen plazas por reducción de plantilla</text:p>
          </table:table-cell>
          <table:table-cell>
            <text:p>https://bordondigital.com</text:p>
          </table:table-cell>
          <table:table-cell>
            <text:p>La Palma</text:p>
          </table:table-cell>
          <table:table-cell>
            <text:p>info@bordondigital.com</text:p>
          </table:table-cell>
          <table:table-cell>
            <text:p>922022210</text:p>
          </table:table-cell>
          <table:table-cell/>
          <table:table-cell>
            <text:p>Elena Cabrera</text:p>
          </table:table-cell>
          <table:table-cell>
            <text:p>e.cabrera@bordondigital.com</text:p>
          </table:table-cell>
          <table:table-cell>
            <text:p>922022211</text:p>
          </table:table-cell>
          <table:table-cell>
            <text:p>Odoo, Python, PostgreSQL</text:p>
          </table:table-cell>
          <table:table-cell>
            <text:p>En remoto</text:p>
          </table:table-cell>
          <table:table-cell>
            <text:p>Isabel Moreno</text:p>
          </table:table-cell>
          <table:table-cell>
            <text:p>Implantación y desarrollo de módulos Odoo ERP</text:p>
          </table:table-cell>
        </table:table-row>
        <table:table-row>
          <table:table-cell>
            <text:p>23</text:p>
          </table:table-cell>
          <table:table-cell>
            <text:p>Garajonay Systems S.L.</text:p>
          </table:table-cell>
          <table:table-cell>
            <text:p>Colabora</text:p>
          </table:table-cell>
          <table:table-cell/>
          <table:table-cell>
            <text:p>https://garajonaysys.com</text:p>
          </table:table-cell>
          <table:table-cell>
            <text:p>La Gomera</text:p>
          </table:table-cell>
          <table:table-cell>
            <text:p>gs@garajonaysys.com</text:p>
          </table:table-cell>
          <table:table-cell>
            <text:p>922023220</text:p>
          </table:table-cell>
          <table:table-cell/>
          <table:table-cell>
            <text:p>Fernando Trujillo</text:p>
          </table:table-cell>
          <table:table-cell>
            <text:p>f.trujillo@garajonaysys.com</text:p>
          </table:table-cell>
          <table:table-cell>
            <text:p>922023221</text:p>
          </table:table-cell>
          <table:table-cell>
            <text:p>TypeScript, NestJS, GraphQL</text:p>
          </table:table-cell>
          <table:table-cell>
            <text:p>En remoto</text:p>
          </table:table-cell>
          <table:table-cell>
            <text:p>Francisco Jiménez</text:p>
          </table:table-cell>
          <table:table-cell>
            <text:p>Backend para plataformas de educación online</text:p>
          </table:table-cell>
        </table:table-row>
        <table:table-row>
          <table:table-cell>
            <text:p>24</text:p>
          </table:table-cell>
          <table:table-cell>
            <text:p>Cumbre Vieja Tech S.L.</text:p>
          </table:table-cell>
          <table:table-cell>
            <text:p>Pendiente de respuesta</text:p>
          </table:table-cell>
          <table:table-cell>
            <text:p>Reunión pendiente de confirmar</text:p>
          </table:table-cell>
          <table:table-cell>
            <text:p>https://cumbreviejatech.es</text:p>
          </table:table-cell>
          <table:table-cell>
            <text:p>El Hierro</text:p>
          </table:table-cell>
          <table:table-cell>
            <text:p>cv@cumbreviejatech.es</text:p>
          </table:table-cell>
          <table:table-cell>
            <text:p>922024230</text:p>
          </table:table-cell>
          <table:table-cell/>
          <table:table-cell>
            <text:p>Sara Hernández</text:p>
          </table:table-cell>
          <table:table-cell>
            <text:p>s.hernandez@cumbreviejatech.es</text:p>
          </table:table-cell>
          <table:table-cell>
            <text:p>922024231</text:p>
          </table:table-cell>
          <table:table-cell>
            <text:p>Energías renovables, IoT, Python</text:p>
          </table:table-cell>
          <table:table-cell>
            <text:p>Híbrido</text:p>
          </table:table-cell>
          <table:table-cell>
            <text:p>María Ruiz</text:p>
          </table:table-cell>
          <table:table-cell>
            <text:p>Software de monitorización para instalaciones de energía renovable</text:p>
          </table:table-cell>
        </table:table-row>
        <table:table-row>
          <table:table-cell>
            <text:p>25</text:p>
          </table:table-cell>
          <table:table-cell>
            <text:p>Hierro Digital S.L.</text:p>
          </table:table-cell>
          <table:table-cell>
            <text:p>Empresa nueva</text:p>
          </table:table-cell>
          <table:table-cell>
            <text:p>Empresa fundada en 2025, sector logística</text:p>
          </table:table-cell>
          <table:table-cell>
            <text:p>https://hierrodigital.io</text:p>
          </table:table-cell>
          <table:table-cell>
            <text:p>El Hierro</text:p>
          </table:table-cell>
          <table:table-cell>
            <text:p>contacto@hierrodigital.io</text:p>
          </table:table-cell>
          <table:table-cell>
            <text:p>922025240</text:p>
          </table:table-cell>
          <table:table-cell/>
          <table:table-cell>
            <text:p>Tomás Suárez</text:p>
          </table:table-cell>
          <table:table-cell>
            <text:p>t.suarez@hierrodigital.io</text:p>
          </table:table-cell>
          <table:table-cell>
            <text:p>922025241</text:p>
          </table:table-cell>
          <table:table-cell>
            <text:p>Flutter, Go, Firebase</text:p>
          </table:table-cell>
          <table:table-cell>
            <text:p>En remoto</text:p>
          </table:table-cell>
          <table:table-cell>
            <text:p>Daniel Hernández</text:p>
          </table:table-cell>
          <table:table-cell>
            <text:p>Apps de gestión logística para empresas de distribución</text:p>
          </table:table-cell>
        </table:table-row>
        <table:table-row>
          <table:table-cell>
            <text:p>26</text:p>
          </table:table-cell>
          <table:table-cell>
            <text:p>EMPRESA DE PRUEBA</text:p>
          </table:table-cell>
          <table:table-cell>
            <text:p>Empresa nueva</text:p>
          </table:table-cell>
          <table:table-cell>
            <text:p>sdsd gsdfgsdfg  lkk</text:p>
          </table:table-cell>
          <table:table-cell/>
          <table:table-cell/>
          <table:table-cell/>
          <table:table-cell/>
          <table:table-cell>
            <text:p>56</text:p>
          </table:table-cell>
          <table:table-cell>
            <text:p>Rodrigo</text:p>
          </table:table-cell>
          <table:table-cell>
            <text:p>rodrigo@gmail.com</text:p>
          </table:table-cell>
          <table:table-cell/>
          <table:table-cell>
            <text:p>jk jhh</text:p>
          </table:table-cell>
          <table:table-cell/>
          <table:table-cell/>
          <table:table-cell/>
        </table:table-row>
      </table:table>
      <table:table table:name="Localizacion" table:style-name="ta1">
        <table:table-column table:style-name="co1" table:default-cell-style-name="Default"/>
        <table:table-row table:style-name="ro1">
          <table:table-cell office:value-type="string" ns42:value-type="string">
            <text:p>Adeje</text:p>
          </table:table-cell>
        </table:table-row>
        <table:table-row table:style-name="ro1">
          <table:table-cell office:value-type="string" ns42:value-type="string">
            <text:p>Arafo</text:p>
          </table:table-cell>
        </table:table-row>
        <table:table-row table:style-name="ro1">
          <table:table-cell office:value-type="string" ns42:value-type="string">
            <text:p>Arico</text:p>
          </table:table-cell>
        </table:table-row>
        <table:table-row table:style-name="ro1">
          <table:table-cell office:value-type="string" ns42:value-type="string">
            <text:p>Arona</text:p>
          </table:table-cell>
        </table:table-row>
        <table:table-row table:style-name="ro1">
          <table:table-cell office:value-type="string" ns42:value-type="string">
            <text:p>Buenavista del Norte</text:p>
          </table:table-cell>
        </table:table-row>
        <table:table-row table:style-name="ro1">
          <table:table-cell office:value-type="string" ns42:value-type="string">
            <text:p>Candelaria</text:p>
          </table:table-cell>
        </table:table-row>
        <table:table-row table:style-name="ro1">
          <table:table-cell office:value-type="string" ns42:value-type="string">
            <text:p>El Rosario</text:p>
          </table:table-cell>
        </table:table-row>
        <table:table-row table:style-name="ro1">
          <table:table-cell office:value-type="string" ns42:value-type="string">
            <text:p>El Sauzal</text:p>
          </table:table-cell>
        </table:table-row>
        <table:table-row table:style-name="ro1">
          <table:table-cell office:value-type="string" ns42:value-type="string">
            <text:p>El Tanque</text:p>
          </table:table-cell>
        </table:table-row>
        <table:table-row table:style-name="ro1">
          <table:table-cell office:value-type="string" ns42:value-type="string">
            <text:p>Fasnia</text:p>
          </table:table-cell>
        </table:table-row>
        <table:table-row table:style-name="ro1">
          <table:table-cell office:value-type="string" ns42:value-type="string">
            <text:p>Garachico</text:p>
          </table:table-cell>
        </table:table-row>
        <table:table-row table:style-name="ro1">
          <table:table-cell office:value-type="string" ns42:value-type="string">
            <text:p>Granadilla de Abona</text:p>
          </table:table-cell>
        </table:table-row>
        <table:table-row table:style-name="ro1">
          <table:table-cell office:value-type="string" ns42:value-type="string">
            <text:p>Guía de Isora</text:p>
          </table:table-cell>
        </table:table-row>
        <table:table-row table:style-name="ro1">
          <table:table-cell office:value-type="string" ns42:value-type="string">
            <text:p>Güímar</text:p>
          </table:table-cell>
        </table:table-row>
        <table:table-row table:style-name="ro1">
          <table:table-cell office:value-type="string" ns42:value-type="string">
            <text:p>Icod de los Vinos</text:p>
          </table:table-cell>
        </table:table-row>
        <table:table-row table:style-name="ro1">
          <table:table-cell office:value-type="string" ns42:value-type="string">
            <text:p>La Guancha</text:p>
          </table:table-cell>
        </table:table-row>
        <table:table-row table:style-name="ro1">
          <table:table-cell office:value-type="string" ns42:value-type="string">
            <text:p>La Matanza de Acentejo</text:p>
          </table:table-cell>
        </table:table-row>
        <table:table-row table:style-name="ro1">
          <table:table-cell office:value-type="string" ns42:value-type="string">
            <text:p>La Orotava</text:p>
          </table:table-cell>
        </table:table-row>
        <table:table-row table:style-name="ro1">
          <table:table-cell office:value-type="string" ns42:value-type="string">
            <text:p>La Victoria de Acentejo</text:p>
          </table:table-cell>
        </table:table-row>
        <table:table-row table:style-name="ro1">
          <table:table-cell office:value-type="string" ns42:value-type="string">
            <text:p>Los Realejos</text:p>
          </table:table-cell>
        </table:table-row>
        <table:table-row table:style-name="ro1">
          <table:table-cell office:value-type="string" ns42:value-type="string">
            <text:p>Los Silos</text:p>
          </table:table-cell>
        </table:table-row>
        <table:table-row table:style-name="ro1">
          <table:table-cell office:value-type="string" ns42:value-type="string">
            <text:p>Puerto de la Cruz</text:p>
          </table:table-cell>
        </table:table-row>
        <table:table-row table:style-name="ro1">
          <table:table-cell office:value-type="string" ns42:value-type="string">
            <text:p>San Cristóbal de La Laguna</text:p>
          </table:table-cell>
        </table:table-row>
        <table:table-row table:style-name="ro1">
          <table:table-cell office:value-type="string" ns42:value-type="string">
            <text:p>San Juan de la Rambla</text:p>
          </table:table-cell>
        </table:table-row>
        <table:table-row table:style-name="ro1">
          <table:table-cell office:value-type="string" ns42:value-type="string">
            <text:p>San Miguel de Abona</text:p>
          </table:table-cell>
        </table:table-row>
        <table:table-row table:style-name="ro1">
          <table:table-cell office:value-type="string" ns42:value-type="string">
            <text:p>Santa Cruz de Tenerife</text:p>
          </table:table-cell>
        </table:table-row>
        <table:table-row table:style-name="ro1">
          <table:table-cell office:value-type="string" ns42:value-type="string">
            <text:p>Santa Úrsula</text:p>
          </table:table-cell>
        </table:table-row>
        <table:table-row table:style-name="ro1">
          <table:table-cell office:value-type="string" ns42:value-type="string">
            <text:p>Santiago del Teide</text:p>
          </table:table-cell>
        </table:table-row>
        <table:table-row table:style-name="ro1">
          <table:table-cell office:value-type="string" ns42:value-type="string">
            <text:p>Tacoronte</text:p>
          </table:table-cell>
        </table:table-row>
        <table:table-row table:style-name="ro1">
          <table:table-cell office:value-type="string" ns42:value-type="string">
            <text:p>Tegueste</text:p>
          </table:table-cell>
        </table:table-row>
        <table:table-row table:style-name="ro1">
          <table:table-cell office:value-type="string" ns42:value-type="string">
            <text:p>Vilaflor de Chasna</text:p>
          </table:table-cell>
        </table:table-row>
        <table:table-row table:style-name="ro1">
          <table:table-cell office:value-type="string" ns42:value-type="string">
            <text:p>Gran Canaria</text:p>
          </table:table-cell>
        </table:table-row>
        <table:table-row table:style-name="ro1">
          <table:table-cell office:value-type="string" ns42:value-type="string">
            <text:p>El Hierro</text:p>
          </table:table-cell>
        </table:table-row>
        <table:table-row table:style-name="ro1">
          <table:table-cell office:value-type="string" ns42:value-type="string">
            <text:p>La Gomera</text:p>
          </table:table-cell>
        </table:table-row>
        <table:table-row table:style-name="ro1">
          <table:table-cell office:value-type="string" ns42:value-type="string">
            <text:p>La Palma</text:p>
          </table:table-cell>
        </table:table-row>
        <table:table-row table:style-name="ro1">
          <table:table-cell office:value-type="string" ns42:value-type="string">
            <text:p>Lanzarote</text:p>
          </table:table-cell>
        </table:table-row>
        <table:table-row table:style-name="ro1">
          <table:table-cell office:value-type="string" ns42:value-type="string">
            <text:p>Fuerteventura</text:p>
          </table:table-cell>
        </table:table-row>
        <table:table-row table:style-name="ro1">
          <table:table-cell office:value-type="string" ns42:value-type="string">
            <text:p>Península</text:p>
          </table:table-cell>
        </table:table-row>
        <table:table-row table:style-name="ro1">
          <table:table-cell office:value-type="string" ns42:value-type="string">
            <text:p>Erasmus</text:p>
          </table:table-cell>
        </table:table-row>
        <table:table-row table:style-name="ro1">
          <table:table-cell office:value-type="string" ns42:value-type="string">
            <text:p>Deslocalizado</text:p>
          </table:table-cell>
        </table:table-row>
        <table:table-row table:style-name="ro1">
          <table:table-cell office:value-type="string" ns42:value-type="string">
            <text:p>Extranjero</text:p>
          </table:table-cell>
        </table:table-row>
        <table:table-row table:style-name="ro1">
          <table:table-cell office:value-type="string" ns42:value-type="string">
            <text:p>Tenerife</text:p>
          </table:table-cell>
        </table:table-row>
      </table:table>
      <table:table table:name="Profesor" table:style-name="ta1">
        <table:table-column table:style-name="co1" table:default-cell-style-name="Default"/>
        <table:table-row table:style-name="ro1">
          <table:table-cell office:value-type="string" ns42:value-type="string">
            <text:p>Ana García</text:p>
          </table:table-cell>
        </table:table-row>
        <table:table-row table:style-name="ro1">
          <table:table-cell office:value-type="string" ns42:value-type="string">
            <text:p>Pedro Martín</text:p>
          </table:table-cell>
        </table:table-row>
        <table:table-row table:style-name="ro1">
          <table:table-cell office:value-type="string" ns42:value-type="string">
            <text:p>Laura Sánchez</text:p>
          </table:table-cell>
        </table:table-row>
        <table:table-row table:style-name="ro1">
          <table:table-cell office:value-type="string" ns42:value-type="string">
            <text:p>Miguel Torres</text:p>
          </table:table-cell>
        </table:table-row>
        <table:table-row table:style-name="ro1">
          <table:table-cell office:value-type="string" ns42:value-type="string">
            <text:p>Carmen López</text:p>
          </table:table-cell>
        </table:table-row>
        <table:table-row table:style-name="ro1">
          <table:table-cell office:value-type="string" ns42:value-type="string">
            <text:p>Javier Rodríguez</text:p>
          </table:table-cell>
        </table:table-row>
        <table:table-row table:style-name="ro1">
          <table:table-cell office:value-type="string" ns42:value-type="string">
            <text:p>Elena Fernández</text:p>
          </table:table-cell>
        </table:table-row>
        <table:table-row table:style-name="ro1">
          <table:table-cell office:value-type="string" ns42:value-type="string">
            <text:p>Roberto Díaz</text:p>
          </table:table-cell>
        </table:table-row>
        <table:table-row table:style-name="ro1">
          <table:table-cell office:value-type="string" ns42:value-type="string">
            <text:p>Isabel Moreno</text:p>
          </table:table-cell>
        </table:table-row>
        <table:table-row table:style-name="ro1">
          <table:table-cell office:value-type="string" ns42:value-type="string">
            <text:p>Francisco Jiménez</text:p>
          </table:table-cell>
        </table:table-row>
        <table:table-row table:style-name="ro1">
          <table:table-cell office:value-type="string" ns42:value-type="string">
            <text:p>María Ruiz</text:p>
          </table:table-cell>
        </table:table-row>
        <table:table-row table:style-name="ro1">
          <table:table-cell office:value-type="string" ns42:value-type="string">
            <text:p>Daniel Hernández</text:p>
          </table:table-cell>
        </table:table-row>
        <table:table-row table:style-name="ro1">
          <table:table-cell office:value-type="string" ns42:value-type="string">
            <text:p>Patricia González</text:p>
          </table:table-cell>
        </table:table-row>
        <table:table-row table:style-name="ro1">
          <table:table-cell office:value-type="string" ns42:value-type="string">
            <text:p>Alejandro Muñoz</text:p>
          </table:table-cell>
        </table:table-row>
        <table:table-row table:style-name="ro1">
          <table:table-cell office:value-type="string" ns42:value-type="string">
            <text:p>Cristina Álvarez</text:p>
          </table:table-cell>
        </table:table-row>
      </table:table>
      <table:table table:name="Regimen" table:style-name="ta1">
        <table:table-column table:style-name="co1" table:default-cell-style-name="Default"/>
        <table:table-row table:style-name="ro1">
          <table:table-cell office:value-type="string" ns42:value-type="string">
            <text:p>Presencial</text:p>
          </table:table-cell>
        </table:table-row>
        <table:table-row table:style-name="ro1">
          <table:table-cell office:value-type="string" ns42:value-type="string">
            <text:p>En remoto</text:p>
          </table:table-cell>
        </table:table-row>
        <table:table-row table:style-name="ro1">
          <table:table-cell office:value-type="string" ns42:value-type="string">
            <text:p>Híbrido</text:p>
          </table:table-cell>
        </table:table-row>
      </table:table>
      <table:table table:name="Estado_empresa" table:style-name="ta1">
        <table:table-column table:style-name="co1" table:default-cell-style-name="Default"/>
        <table:table-row table:style-name="ro1">
          <table:table-cell office:value-type="string" ns42:value-type="string">
            <text:p>Descartada</text:p>
          </table:table-cell>
        </table:table-row>
        <table:table-row table:style-name="ro1">
          <table:table-cell office:value-type="string" ns42:value-type="string">
            <text:p>Empresa nueva</text:p>
          </table:table-cell>
        </table:table-row>
        <table:table-row table:style-name="ro1">
          <table:table-cell office:value-type="string" ns42:value-type="string">
            <text:p>Sin respuesta</text:p>
          </table:table-cell>
        </table:table-row>
        <table:table-row table:style-name="ro1">
          <table:table-cell office:value-type="string" ns42:value-type="string">
            <text:p>No interesada</text:p>
          </table:table-cell>
        </table:table-row>
        <table:table-row table:style-name="ro1">
          <table:table-cell office:value-type="string" ns42:value-type="string">
            <text:p>Empresa potencial (solicita información)</text:p>
          </table:table-cell>
        </table:table-row>
        <table:table-row table:style-name="ro1">
          <table:table-cell office:value-type="string" ns42:value-type="string">
            <text:p>Empresa potencial (interés futuro)</text:p>
          </table:table-cell>
        </table:table-row>
        <table:table-row table:style-name="ro1">
          <table:table-cell office:value-type="string" ns42:value-type="string">
            <text:p>Colaboró anteriormente</text:p>
          </table:table-cell>
        </table:table-row>
        <table:table-row table:style-name="ro1">
          <table:table-cell office:value-type="string" ns42:value-type="string">
            <text:p>Colabora</text:p>
          </table:table-cell>
        </table:table-row>
        <table:table-row table:style-name="ro1">
          <table:table-cell office:value-type="string" ns42:value-type="string">
            <text:p>Pendiente de respuesta</text:p>
          </table:table-cell>
        </table:table-row>
      </table:table>
      <table:table table:name="Interacciones" table:style-name="ta1">
        <table:table-column table:style-name="co1" table:number-columns-repeated="5" table:default-cell-style-name="Default"/>
        <table:table-row table:style-name="ro1">
          <table:table-cell office:value-type="string" ns42:value-type="string">
            <text:p>id_empresa</text:p>
          </table:table-cell>
          <table:table-cell office:value-type="string" ns42:value-type="string">
            <text:p>tipo</text:p>
          </table:table-cell>
          <table:table-cell office:value-type="string" ns42:value-type="string">
            <text:p>descripcion</text:p>
          </table:table-cell>
          <table:table-cell office:value-type="string" ns42:value-type="string">
            <text:p>fecha</text:p>
          </table:table-cell>
          <table:table-cell office:value-type="string" ns42:value-type="string">
            <text:p>profesor</text:p>
          </table:table-cell>
        </table:table-row>
        <table:table-row>
          <table:table-cell>
            <text:p>1</text:p>
          </table:table-cell>
          <table:table-cell>
            <text:p>Email</text:p>
          </table:table-cell>
          <table:table-cell>
            <text:p>Primer contacto, presentación del programa de FP dual</text:p>
          </table:table-cell>
          <table:table-cell>
            <text:p>2025-10-05</text:p>
          </table:table-cell>
          <table:table-cell>
            <text:p>Ana García</text:p>
          </table:table-cell>
        </table:table-row>
        <table:table-row>
          <table:table-cell>
            <text:p>1</text:p>
          </table:table-cell>
          <table:table-cell>
            <text:p>Visita a empresa</text:p>
          </table:table-cell>
          <table:table-cell>
            <text:p>Visita al centro, acuerdo de colaboración firmado</text:p>
          </table:table-cell>
          <table:table-cell>
            <text:p>2025-11-12</text:p>
          </table:table-cell>
          <table:table-cell>
            <text:p>Ana García</text:p>
          </table:table-cell>
        </table:table-row>
        <table:table-row>
          <table:table-cell>
            <text:p>2</text:p>
          </table:table-cell>
          <table:table-cell>
            <text:p>Llamada telefónica</text:p>
          </table:table-cell>
          <table:table-cell>
            <text:p>Confirmación de plazas para DAW2</text:p>
          </table:table-cell>
          <table:table-cell>
            <text:p>2025-10-15</text:p>
          </table:table-cell>
          <table:table-cell>
            <text:p>Pedro Martín</text:p>
          </table:table-cell>
        </table:table-row>
        <table:table-row>
          <table:table-cell>
            <text:p>5</text:p>
          </table:table-cell>
          <table:table-cell>
            <text:p>Email</text:p>
          </table:table-cell>
          <table:table-cell>
            <text:p>Envío de documentación del convenio</text:p>
          </table:table-cell>
          <table:table-cell>
            <text:p>2025-09-20</text:p>
          </table:table-cell>
          <table:table-cell>
            <text:p>Carmen López</text:p>
          </table:table-cell>
        </table:table-row>
        <table:table-row>
          <table:table-cell>
            <text:p>5</text:p>
          </table:table-cell>
          <table:table-cell>
            <text:p>Videoconferencia</text:p>
          </table:table-cell>
          <table:table-cell>
            <text:p>Revisión de tareas asignadas a los alumnos</text:p>
          </table:table-cell>
          <table:table-cell>
            <text:p>2026-01-10</text:p>
          </table:table-cell>
          <table:table-cell>
            <text:p>Carmen López</text:p>
          </table:table-cell>
        </table:table-row>
        <table:table-row>
          <table:table-cell>
            <text:p>8</text:p>
          </table:table-cell>
          <table:table-cell>
            <text:p>Visita a empresa</text:p>
          </table:table-cell>
          <table:table-cell>
            <text:p>Jornada de puertas abiertas con alumnos de DAM1</text:p>
          </table:table-cell>
          <table:table-cell>
            <text:p>2025-12-03</text:p>
          </table:table-cell>
          <table:table-cell>
            <text:p>Roberto Díaz</text:p>
          </table:table-cell>
        </table:table-row>
        <table:table-row>
          <table:table-cell>
            <text:p>10</text:p>
          </table:table-cell>
          <table:table-cell>
            <text:p>Email</text:p>
          </table:table-cell>
          <table:table-cell>
            <text:p>Solicitud de informe de seguimiento</text:p>
          </table:table-cell>
          <table:table-cell>
            <text:p>2026-02-14</text:p>
          </table:table-cell>
          <table:table-cell>
            <text:p>Francisco Jiménez</text:p>
          </table:table-cell>
        </table:table-row>
        <table:table-row>
          <table:table-cell>
            <text:p>12</text:p>
          </table:table-cell>
          <table:table-cell>
            <text:p>Visita a empresa</text:p>
          </table:table-cell>
          <table:table-cell>
            <text:p>Presentación del proyecto final de los alumnos</text:p>
          </table:table-cell>
          <table:table-cell>
            <text:p>2026-03-01</text:p>
          </table:table-cell>
          <table:table-cell>
            <text:p>Daniel Hernández</text:p>
          </table:table-cell>
        </table:table-row>
        <table:table-row>
          <table:table-cell>
            <text:p>14</text:p>
          </table:table-cell>
          <table:table-cell>
            <text:p>Llamada telefónica</text:p>
          </table:table-cell>
          <table:table-cell>
            <text:p>Confirmación de evaluación positiva de los alumnos</text:p>
          </table:table-cell>
          <table:table-cell>
            <text:p>2026-03-10</text:p>
          </table:table-cell>
          <table:table-cell>
            <text:p>Ana García</text:p>
          </table:table-cell>
        </table:table-row>
        <table:table-row>
          <table:table-cell>
            <text:p>18</text:p>
          </table:table-cell>
          <table:table-cell>
            <text:p>Email</text:p>
          </table:table-cell>
          <table:table-cell>
            <text:p>Inicio de prácticas, envío de plan formativo</text:p>
          </table:table-cell>
          <table:table-cell>
            <text:p>2026-01-07</text:p>
          </table:table-cell>
          <table:table-cell>
            <text:p>Carmen López</text:p>
          </table:table-cell>
        </table:table-row>
        <table:table-row>
          <table:table-cell>
            <text:p>20</text:p>
          </table:table-cell>
          <table:table-cell>
            <text:p>Videoconferencia</text:p>
          </table:table-cell>
          <table:table-cell>
            <text:p>Reunión de seguimiento trimestral</text:p>
          </table:table-cell>
          <table:table-cell>
            <text:p>2026-02-20</text:p>
          </table:table-cell>
          <table:table-cell>
            <text:p>Elena Fernández</text:p>
          </table:table-cell>
        </table:table-row>
        <table:table-row>
          <table:table-cell>
            <text:p>23</text:p>
          </table:table-cell>
          <table:table-cell>
            <text:p>Email</text:p>
          </table:table-cell>
          <table:table-cell>
            <text:p>Confirmación de plaza para DAW2</text:p>
          </table:table-cell>
          <table:table-cell>
            <text:p>2025-10-28</text:p>
          </table:table-cell>
          <table:table-cell>
            <text:p>Francisco Jiménez</text:p>
          </table:table-cell>
        </table:table-row>
        <table:table-row>
          <table:table-cell>
            <text:p>15</text:p>
          </table:table-cell>
          <table:table-cell>
            <text:p>Email</text:p>
          </table:table-cell>
          <table:table-cell/>
          <table:table-cell>
            <text:p>28/03/2026</text:p>
          </table:table-cell>
          <table:table-cell/>
        </table:table-row>
        <table:table-row>
          <table:table-cell>
            <text:p>6</text:p>
          </table:table-cell>
          <table:table-cell>
            <text:p>Email</text:p>
          </table:table-cell>
          <table:table-cell>
            <text:p>Primer contacto</text:p>
          </table:table-cell>
          <table:table-cell>
            <text:p>29/03/2026</text:p>
          </table:table-cell>
          <table:table-cell>
            <text:p>Carmen López</text:p>
          </table:table-cell>
        </table:table-row>
        <table:table-row>
          <table:table-cell>
            <text:p>2</text:p>
          </table:table-cell>
          <table:table-cell>
            <text:p>Email</text:p>
          </table:table-cell>
          <table:table-cell>
            <text:p>Ha solicitado reenviar el correo a otra cuenta.</text:p>
          </table:table-cell>
          <table:table-cell>
            <text:p>29/03/2026</text:p>
          </table:table-cell>
          <table:table-cell>
            <text:p>Laura Sánchez</text:p>
          </table:table-cell>
        </table:table-row>
        <table:table-row>
          <table:table-cell>
            <text:p>3</text:p>
          </table:table-cell>
          <table:table-cell>
            <text:p>Email</text:p>
          </table:table-cell>
          <table:table-cell>
            <text:p>Primer contacto de verdad</text:p>
          </table:table-cell>
          <table:table-cell>
            <text:p>25/03/2026</text:p>
          </table:table-cell>
          <table:table-cell>
            <text:p>Ana García</text:p>
          </table:table-cell>
        </table:table-row>
        <table:table-row>
          <table:table-cell>
            <text:p>3</text:p>
          </table:table-cell>
          <table:table-cell>
            <text:p>Email</text:p>
          </table:table-cell>
          <table:table-cell>
            <text:p>Primer contacto de verdad de verdad</text:p>
          </table:table-cell>
          <table:table-cell>
            <text:p>26/03/2026</text:p>
          </table:table-cell>
          <table:table-cell>
            <text:p>Laura Sánchez</text:p>
          </table:table-cell>
        </table:table-row>
        <table:table-row>
          <table:table-cell>
            <text:p>25</text:p>
          </table:table-cell>
          <table:table-cell>
            <text:p>Email</text:p>
          </table:table-cell>
          <table:table-cell/>
          <table:table-cell>
            <text:p>30/03/2026</text:p>
          </table:table-cell>
          <table:table-cell/>
        </table:table-row>
        <table:table-row>
          <table:table-cell>
            <text:p>25</text:p>
          </table:table-cell>
          <table:table-cell>
            <text:p>Email</text:p>
          </table:table-cell>
          <table:table-cell>
            <text:p>sdfad</text:p>
          </table:table-cell>
          <table:table-cell>
            <text:p>30/03/2026</text:p>
          </table:table-cell>
          <table:table-cell/>
        </table:table-row>
      </table:table>
      <table:table table:name="Tipo_interaccion" table:style-name="ta1">
        <table:table-column table:style-name="co1" table:default-cell-style-name="Default"/>
        <table:table-row table:style-name="ro1">
          <table:table-cell office:value-type="string" ns42:value-type="string">
            <text:p>Email</text:p>
          </table:table-cell>
        </table:table-row>
        <table:table-row table:style-name="ro1">
          <table:table-cell office:value-type="string" ns42:value-type="string">
            <text:p>Llamada telefónica</text:p>
          </table:table-cell>
        </table:table-row>
        <table:table-row table:style-name="ro1">
          <table:table-cell office:value-type="string" ns42:value-type="string">
            <text:p>Visita a empresa</text:p>
          </table:table-cell>
        </table:table-row>
        <table:table-row table:style-name="ro1">
          <table:table-cell office:value-type="string" ns42:value-type="string">
            <text:p>Videoconferencia</text:p>
          </table:table-cell>
        </table:table-row>
      </table:table>
      <table:table table:name="Num_estudiantes" table:style-name="ta1">
        <table:table-row>
          <table:table-cell>
            <text:p>ID_EMPRESA</text:p>
          </table:table-cell>
          <table:table-cell>
            <text:p>NUM_ALUMNOS</text:p>
          </table:table-cell>
          <table:table-cell>
            <text:p>GRUPO</text:p>
          </table:table-cell>
          <table:table-cell>
            <text:p>AÑO</text:p>
          </table:table-cell>
        </table:table-row>
        <table:table-column table:style-name="co1" table:number-columns-repeated="3" table:default-cell-style-name="Default"/>
        <table:table-row>
          <table:table-cell>
            <text:p>1</text:p>
          </table:table-cell>
          <table:table-cell>
            <text:p>2</text:p>
          </table:table-cell>
          <table:table-cell>
            <text:p>1DAM</text:p>
          </table:table-cell>
          <table:table-cell>
            <text:p>2026</text:p>
          </table:table-cell>
        </table:table-row>
        <table:table-row>
          <table:table-cell>
            <text:p>2</text:p>
          </table:table-cell>
          <table:table-cell>
            <text:p>3</text:p>
          </table:table-cell>
          <table:table-cell>
            <text:p>1DAW</text:p>
          </table:table-cell>
          <table:table-cell>
            <text:p>2026</text:p>
          </table:table-cell>
        </table:table-row>
        <table:table-row>
          <table:table-cell>
            <text:p>5</text:p>
          </table:table-cell>
          <table:table-cell>
            <text:p>2</text:p>
          </table:table-cell>
          <table:table-cell>
            <text:p>2DAM</text:p>
          </table:table-cell>
          <table:table-cell>
            <text:p>2026</text:p>
          </table:table-cell>
        </table:table-row>
        <table:table-row>
          <table:table-cell>
            <text:p>8</text:p>
          </table:table-cell>
          <table:table-cell>
            <text:p>1</text:p>
          </table:table-cell>
          <table:table-cell>
            <text:p>2DAW</text:p>
          </table:table-cell>
          <table:table-cell>
            <text:p>2026</text:p>
          </table:table-cell>
        </table:table-row>
        <table:table-row>
          <table:table-cell>
            <text:p>10</text:p>
          </table:table-cell>
          <table:table-cell>
            <text:p>1</text:p>
          </table:table-cell>
          <table:table-cell>
            <text:p>2ASIR</text:p>
          </table:table-cell>
          <table:table-cell>
            <text:p>2026</text:p>
          </table:table-cell>
        </table:table-row>
        <table:table-row>
          <table:table-cell>
            <text:p>14</text:p>
          </table:table-cell>
          <table:table-cell>
            <text:p>1</text:p>
          </table:table-cell>
          <table:table-cell>
            <text:p>1DAW</text:p>
          </table:table-cell>
          <table:table-cell>
            <text:p>2026</text:p>
          </table:table-cell>
        </table:table-row>
        <table:table-row>
          <table:table-cell>
            <text:p>18</text:p>
          </table:table-cell>
          <table:table-cell>
            <text:p>2</text:p>
          </table:table-cell>
          <table:table-cell>
            <text:p>2DAM</text:p>
          </table:table-cell>
          <table:table-cell>
            <text:p>2026</text:p>
          </table:table-cell>
        </table:table-row>
        <table:table-row>
          <table:table-cell>
            <text:p>20</text:p>
          </table:table-cell>
          <table:table-cell>
            <text:p>1</text:p>
          </table:table-cell>
          <table:table-cell>
            <text:p>2ASIR</text:p>
          </table:table-cell>
          <table:table-cell>
            <text:p>2026</text:p>
          </table:table-cell>
        </table:table-row>
        <table:table-row>
          <table:table-cell>
            <text:p>23</text:p>
          </table:table-cell>
          <table:table-cell>
            <text:p>1</text:p>
          </table:table-cell>
          <table:table-cell>
            <text:p>1DAW</text:p>
          </table:table-cell>
          <table:table-cell>
            <text:p>2026</text:p>
          </table:table-cell>
        </table:table-row>
        <table:table-row>
          <table:table-cell>
            <text:p>23</text:p>
          </table:table-cell>
          <table:table-cell>
            <text:p>2</text:p>
          </table:table-cell>
          <table:table-cell>
            <text:p>2DAW</text:p>
          </table:table-cell>
          <table:table-cell>
            <text:p>2026</text:p>
          </table:table-cell>
        </table:table-row>
        <table:table-row>
          <table:table-cell>
            <text:p>15</text:p>
          </table:table-cell>
          <table:table-cell>
            <text:p>1</text:p>
          </table:table-cell>
          <table:table-cell>
            <text:p>1DAW</text:p>
          </table:table-cell>
          <table:table-cell>
            <text:p>2026</text:p>
          </table:table-cell>
        </table:table-row>
        <table:table-row>
          <table:table-cell>
            <text:p>1</text:p>
          </table:table-cell>
          <table:table-cell>
            <text:p>2</text:p>
          </table:table-cell>
          <table:table-cell>
            <text:p>1DAM</text:p>
          </table:table-cell>
          <table:table-cell>
            <text:p>2026</text:p>
          </table:table-cell>
        </table:table-row>
        <table:table-row>
          <table:table-cell>
            <text:p>3</text:p>
          </table:table-cell>
          <table:table-cell>
            <text:p>1</text:p>
          </table:table-cell>
          <table:table-cell>
            <text:p>1DAW</text:p>
          </table:table-cell>
          <table:table-cell>
            <text:p>2026</text:p>
          </table:table-cell>
        </table:table-row>
        <table:table-row>
          <table:table-cell>
            <text:p>3</text:p>
          </table:table-cell>
          <table:table-cell>
            <text:p>1</text:p>
          </table:table-cell>
          <table:table-cell>
            <text:p>1DAM</text:p>
          </table:table-cell>
          <table:table-cell>
            <text:p>2026</text:p>
          </table:table-cell>
        </table:table-row>
        <table:table-row>
          <table:table-cell>
            <text:p>12</text:p>
          </table:table-cell>
          <table:table-cell>
            <text:p>1</text:p>
          </table:table-cell>
          <table:table-cell>
            <text:p>1DAW</text:p>
          </table:table-cell>
          <table:table-cell>
            <text:p>2026</text:p>
          </table:table-cell>
        </table:table-row>
        <table:table-row>
          <table:table-cell>
            <text:p>12</text:p>
          </table:table-cell>
          <table:table-cell>
            <text:p>1</text:p>
          </table:table-cell>
          <table:table-cell>
            <text:p>1ASIR</text:p>
          </table:table-cell>
          <table:table-cell>
            <text:p>2026</text:p>
          </table:table-cell>
        </table:table-row>
      </table:table>
      <table:table table:name="Grupo_estudiantes" table:style-name="ta1">
        <table:table-column table:style-name="co1" table:default-cell-style-name="Default"/>
        <table:table-row table:style-name="ro1">
          <table:table-cell office:value-type="string" ns42:value-type="string">
            <text:p>1DAW</text:p>
          </table:table-cell>
        </table:table-row>
        <table:table-row table:style-name="ro1">
          <table:table-cell office:value-type="string" ns42:value-type="string">
            <text:p>1DAM</text:p>
          </table:table-cell>
        </table:table-row>
        <table:table-row table:style-name="ro1">
          <table:table-cell office:value-type="string" ns42:value-type="string">
            <text:p>1ASIR</text:p>
          </table:table-cell>
        </table:table-row>
        <table:table-row table:style-name="ro1">
          <table:table-cell office:value-type="string" ns42:value-type="string">
            <text:p>2DAW</text:p>
          </table:table-cell>
        </table:table-row>
        <table:table-row table:style-name="ro1">
          <table:table-cell office:value-type="string" ns42:value-type="string">
            <text:p>2DAM</text:p>
          </table:table-cell>
        </table:table-row>
        <table:table-row table:style-name="ro1">
          <table:table-cell office:value-type="string" ns42:value-type="string">
            <text:p>2ASIR</text:p>
          </table:table-cell>
        </table:table-row>
      </table:table>
      <table:named-expressions/>
      <table:table table:name="GitHub_alumnado">
        <table:table-row>
          <table:table-cell>
            <text:p>ENLACE</text:p>
          </table:table-cell>
          <table:table-cell>
            <text:p>GRUPO</text:p>
          </table:table-cell>
          <table:table-cell>
            <text:p>CURSO_ACADEMICO</text:p>
          </table:table-cell>
        </table:table-row>
        <table:table-row>
          <table:table-cell>
            <text:p>https://github.com/alumno0</text:p>
          </table:table-cell>
          <table:table-cell>
            <text:p>1DAM</text:p>
          </table:table-cell>
          <table:table-cell>
            <text:p>25-26</text:p>
          </table:table-cell>
        </table:table-row>
        <table:table-row>
          <table:table-cell>
            <text:p>https://github.com/alumno1</text:p>
          </table:table-cell>
          <table:table-cell>
            <text:p>2DAM</text:p>
          </table:table-cell>
          <table:table-cell>
            <text:p>25-26</text:p>
          </table:table-cell>
        </table:table-row>
        <table:table-row>
          <table:table-cell>
            <text:p>https://github.com/alumno2</text:p>
          </table:table-cell>
          <table:table-cell>
            <text:p>2DAW</text:p>
          </table:table-cell>
          <table:table-cell>
            <text:p>25-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dc:date>2026-03-23T08:23:27.365784200</dc:date>
    <meta:editing-duration>PT13S</meta:editing-duration>
    <meta:editing-cycles>1</meta:editing-cycles>
    <meta:document-statistic meta:table-count="9" meta:cell-count="558" meta:object-count="0"/>
    <meta:generator>ODFPY/1.4.1</meta:generator>
  </office:meta>
</office:document-meta>
</file>